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43in"/>
    </style:style>
    <style:style style:name="co3" style:family="table-column">
      <style:table-column-properties fo:break-before="auto" style:column-width="0.6429in"/>
    </style:style>
    <style:style style:name="co4" style:family="table-column">
      <style:table-column-properties fo:break-before="auto" style:column-width="1.2008in"/>
    </style:style>
    <style:style style:name="co5" style:family="table-column">
      <style:table-column-properties fo:break-before="auto" style:column-width="1.8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5.0118in" svg:x="5.9957in" svg:y="5.0067in">
            <draw:object draw:notify-on-update-of-ranges="Sheet1.A23:Sheet1.A28 Sheet1.B22:Sheet1.B22 Sheet1.B23:Sheet1.B28 Sheet1.C22:Sheet1.C22 Sheet1.C23:Sheet1.C2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.8866in" svg:height="4.3819in" svg:x="6.413in" svg:y="12.1618in">
            <draw:object draw:notify-on-update-of-ranges="Sheet1.C86:Sheet1.C91 Sheet1.C86:Sheet1.C91 Sheet1.D85:Sheet1.D85 Sheet1.D86:Sheet1.D91 Sheet1.C86:Sheet1.C91 Sheet1.E85:Sheet1.E85 Sheet1.E86:Sheet1.E9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>
          <table:table-cell table:number-columns-repeated="2"/>
          <table:table-cell office:value-type="string" calcext:value-type="string">
            <text:p>best fitness</text:p>
          </table:table-cell>
          <table:table-cell table:number-columns-repeated="2"/>
          <table:table-cell office:value-type="string" calcext:value-type="string">
            <text:p>Time AVG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t0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.185902" calcext:value-type="float">
            <text:p>2.18590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mt06</text:p>
          </table:table-cell>
          <table:table-cell office:value-type="float" office:value="55" calcext:value-type="float">
            <text:p>55</text:p>
          </table:table-cell>
          <table:table-cell office:value-type="float" office:value="55.1333333333333" calcext:value-type="float">
            <text:p>55.1333333333</text:p>
          </table:table-cell>
          <table:table-cell office:value-type="float" office:value="0.561743318211757" calcext:value-type="float">
            <text:p>0.5617433182</text:p>
          </table:table-cell>
          <table:table-cell office:value-type="float" office:value="3.19500766666667" calcext:value-type="float">
            <text:p>3.195007666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a01</text:p>
          </table:table-cell>
          <table:table-cell office:value-type="float" office:value="666" calcext:value-type="float">
            <text:p>666</text:p>
          </table:table-cell>
          <table:table-cell office:value-type="float" office:value="671.766666666667" calcext:value-type="float">
            <text:p>671.7666666667</text:p>
          </table:table-cell>
          <table:table-cell office:value-type="float" office:value="8.76235635482197" calcext:value-type="float">
            <text:p>8.7623563548</text:p>
          </table:table-cell>
          <table:table-cell office:value-type="float" office:value="3.00175333333333" calcext:value-type="float">
            <text:p>3.001753333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la01</text:p>
          </table:table-cell>
          <table:table-cell office:value-type="float" office:value="688" calcext:value-type="float">
            <text:p>688</text:p>
          </table:table-cell>
          <table:table-cell office:value-type="float" office:value="695.633333333333" calcext:value-type="float">
            <text:p>695.6333333333</text:p>
          </table:table-cell>
          <table:table-cell office:value-type="float" office:value="7.6222627145021" calcext:value-type="float">
            <text:p>7.6222627145</text:p>
          </table:table-cell>
          <table:table-cell office:value-type="float" office:value="5.36885933333333" calcext:value-type="float">
            <text:p>5.368859333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a02</text:p>
          </table:table-cell>
          <table:table-cell office:value-type="float" office:value="655" calcext:value-type="float">
            <text:p>655</text:p>
          </table:table-cell>
          <table:table-cell office:value-type="float" office:value="667.4" calcext:value-type="float">
            <text:p>667.4</text:p>
          </table:table-cell>
          <table:table-cell office:value-type="float" office:value="9.76933979345585" calcext:value-type="float">
            <text:p>9.7693397935</text:p>
          </table:table-cell>
          <table:table-cell office:value-type="float" office:value="3.31260933333333" calcext:value-type="float">
            <text:p>3.312609333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la02</text:p>
          </table:table-cell>
          <table:table-cell office:value-type="float" office:value="664" calcext:value-type="float">
            <text:p>664</text:p>
          </table:table-cell>
          <table:table-cell office:value-type="float" office:value="677.833333333333" calcext:value-type="float">
            <text:p>677.8333333333</text:p>
          </table:table-cell>
          <table:table-cell office:value-type="float" office:value="12.4822095622352" calcext:value-type="float">
            <text:p>12.4822095622</text:p>
          </table:table-cell>
          <table:table-cell office:value-type="float" office:value="4.60326166666667" calcext:value-type="float">
            <text:p>4.603261666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a03</text:p>
          </table:table-cell>
          <table:table-cell office:value-type="float" office:value="597" calcext:value-type="float">
            <text:p>597</text:p>
          </table:table-cell>
          <table:table-cell office:value-type="float" office:value="619.966666666667" calcext:value-type="float">
            <text:p>619.9666666667</text:p>
          </table:table-cell>
          <table:table-cell office:value-type="float" office:value="8.15877169404535" calcext:value-type="float">
            <text:p>8.158771694</text:p>
          </table:table-cell>
          <table:table-cell office:value-type="float" office:value="2.922327" calcext:value-type="float">
            <text:p>2.922327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la03</text:p>
          </table:table-cell>
          <table:table-cell office:value-type="float" office:value="617" calcext:value-type="float">
            <text:p>617</text:p>
          </table:table-cell>
          <table:table-cell office:value-type="float" office:value="649.8" calcext:value-type="float">
            <text:p>649.8</text:p>
          </table:table-cell>
          <table:table-cell office:value-type="float" office:value="13.5435101309323" calcext:value-type="float">
            <text:p>13.5435101309</text:p>
          </table:table-cell>
          <table:table-cell office:value-type="float" office:value="4.70106166666667" calcext:value-type="float">
            <text:p>4.701061666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a04</text:p>
          </table:table-cell>
          <table:table-cell office:value-type="float" office:value="590" calcext:value-type="float">
            <text:p>590</text:p>
          </table:table-cell>
          <table:table-cell office:value-type="float" office:value="598.433333333333" calcext:value-type="float">
            <text:p>598.4333333333</text:p>
          </table:table-cell>
          <table:table-cell office:value-type="float" office:value="7.4372187155026" calcext:value-type="float">
            <text:p>7.4372187155</text:p>
          </table:table-cell>
          <table:table-cell office:value-type="float" office:value="2.94613" calcext:value-type="float">
            <text:p>2.9461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la04</text:p>
          </table:table-cell>
          <table:table-cell office:value-type="float" office:value="618" calcext:value-type="float">
            <text:p>618</text:p>
          </table:table-cell>
          <table:table-cell office:value-type="float" office:value="653.833333333333" calcext:value-type="float">
            <text:p>653.8333333333</text:p>
          </table:table-cell>
          <table:table-cell office:value-type="float" office:value="22.4960490358245" calcext:value-type="float">
            <text:p>22.4960490358</text:p>
          </table:table-cell>
          <table:table-cell office:value-type="float" office:value="4.74575" calcext:value-type="float">
            <text:p>4.7457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a05</text:p>
          </table:table-cell>
          <table:table-cell table:number-columns-repeated="2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2.95218066666667" calcext:value-type="float">
            <text:p>2.9521806667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la05</text:p>
          </table:table-cell>
          <table:table-cell table:number-columns-repeated="2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5.226951" calcext:value-type="float">
            <text:p>5.226951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a06</text:p>
          </table:table-cell>
          <table:table-cell table:number-columns-repeated="2"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  <table:table-cell office:value-type="float" office:value="4.413474" calcext:value-type="float">
            <text:p>4.41347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la06</text:p>
          </table:table-cell>
          <table:table-cell office:value-type="float" office:value="926" calcext:value-type="float">
            <text:p>926</text:p>
          </table:table-cell>
          <table:table-cell office:value-type="float" office:value="928.466666666667" calcext:value-type="float">
            <text:p>928.4666666667</text:p>
          </table:table-cell>
          <table:table-cell office:value-type="float" office:value="5.71392062325763" calcext:value-type="float">
            <text:p>5.7139206233</text:p>
          </table:table-cell>
          <table:table-cell office:value-type="float" office:value="10.2472126666667" calcext:value-type="float">
            <text:p>10.2472126667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bz5</text:p>
          </table:table-cell>
          <table:table-cell office:value-type="float" office:value="1239" calcext:value-type="float">
            <text:p>1239</text:p>
          </table:table-cell>
          <table:table-cell office:value-type="float" office:value="1290.13333333333" calcext:value-type="float">
            <text:p>1290.1333333333</text:p>
          </table:table-cell>
          <table:table-cell office:value-type="float" office:value="35.24838845804" calcext:value-type="float">
            <text:p>35.248388458</text:p>
          </table:table-cell>
          <table:table-cell office:value-type="float" office:value="5.524896" calcext:value-type="float">
            <text:p>5.52489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abz5</text:p>
          </table:table-cell>
          <table:table-cell office:value-type="float" office:value="1348" calcext:value-type="float">
            <text:p>1348</text:p>
          </table:table-cell>
          <table:table-cell office:value-type="float" office:value="1421.9" calcext:value-type="float">
            <text:p>1421.9</text:p>
          </table:table-cell>
          <table:table-cell office:value-type="float" office:value="26.9299709122259" calcext:value-type="float">
            <text:p>26.9299709122</text:p>
          </table:table-cell>
          <table:table-cell office:value-type="float" office:value="20.9955466666667" calcext:value-type="float">
            <text:p>20.9955466667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bz6</text:p>
          </table:table-cell>
          <table:table-cell office:value-type="float" office:value="943" calcext:value-type="float">
            <text:p>943</text:p>
          </table:table-cell>
          <table:table-cell office:value-type="float" office:value="977.933333333333" calcext:value-type="float">
            <text:p>977.9333333333</text:p>
          </table:table-cell>
          <table:table-cell office:value-type="float" office:value="17.6784866119498" calcext:value-type="float">
            <text:p>17.6784866119</text:p>
          </table:table-cell>
          <table:table-cell office:value-type="float" office:value="5.74498433333333" calcext:value-type="float">
            <text:p>5.744984333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abz6</text:p>
          </table:table-cell>
          <table:table-cell office:value-type="float" office:value="999" calcext:value-type="float">
            <text:p>999</text:p>
          </table:table-cell>
          <table:table-cell office:value-type="float" office:value="1039.1" calcext:value-type="float">
            <text:p>1039.1</text:p>
          </table:table-cell>
          <table:table-cell office:value-type="float" office:value="20.9703759305041" calcext:value-type="float">
            <text:p>20.9703759305</text:p>
          </table:table-cell>
          <table:table-cell office:value-type="float" office:value="20.9095166666667" calcext:value-type="float">
            <text:p>20.9095166667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t10</text:p>
          </table:table-cell>
          <table:table-cell office:value-type="float" office:value="967" calcext:value-type="float">
            <text:p>967</text:p>
          </table:table-cell>
          <table:table-cell office:value-type="float" office:value="1030.26666666667" calcext:value-type="float">
            <text:p>1030.2666666667</text:p>
          </table:table-cell>
          <table:table-cell office:value-type="float" office:value="30.1595019115959" calcext:value-type="float">
            <text:p>30.1595019116</text:p>
          </table:table-cell>
          <table:table-cell office:value-type="float" office:value="5.678885" calcext:value-type="float">
            <text:p>5.67888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t10</text:p>
          </table:table-cell>
          <table:table-cell office:value-type="float" office:value="1102" calcext:value-type="float">
            <text:p>1102</text:p>
          </table:table-cell>
          <table:table-cell office:value-type="float" office:value="1152.03333333333" calcext:value-type="float">
            <text:p>1152.0333333333</text:p>
          </table:table-cell>
          <table:table-cell office:value-type="float" office:value="27.6580106941109" calcext:value-type="float">
            <text:p>27.6580106941</text:p>
          </table:table-cell>
          <table:table-cell office:value-type="float" office:value="22.7760566666667" calcext:value-type="float">
            <text:p>22.7760566667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orb1</text:p>
          </table:table-cell>
          <table:table-cell office:value-type="float" office:value="1099" calcext:value-type="float">
            <text:p>1099</text:p>
          </table:table-cell>
          <table:table-cell office:value-type="float" office:value="1155.6" calcext:value-type="float">
            <text:p>1155.6</text:p>
          </table:table-cell>
          <table:table-cell office:value-type="float" office:value="31.2576390663146" calcext:value-type="float">
            <text:p>31.2576390663</text:p>
          </table:table-cell>
          <table:table-cell office:value-type="float" office:value="5.55174633333333" calcext:value-type="float">
            <text:p>5.551746333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orb1</text:p>
          </table:table-cell>
          <table:table-cell office:value-type="float" office:value="1240" calcext:value-type="float">
            <text:p>1240</text:p>
          </table:table-cell>
          <table:table-cell office:value-type="float" office:value="1299.76666666667" calcext:value-type="float">
            <text:p>1299.7666666667</text:p>
          </table:table-cell>
          <table:table-cell office:value-type="float" office:value="30.3201619755275" calcext:value-type="float">
            <text:p>30.3201619755</text:p>
          </table:table-cell>
          <table:table-cell office:value-type="float" office:value="22.0589433333333" calcext:value-type="float">
            <text:p>22.058943333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orb2</text:p>
          </table:table-cell>
          <table:table-cell office:value-type="float" office:value="901" calcext:value-type="float">
            <text:p>901</text:p>
          </table:table-cell>
          <table:table-cell office:value-type="float" office:value="942.033333333333" calcext:value-type="float">
            <text:p>942.0333333333</text:p>
          </table:table-cell>
          <table:table-cell office:value-type="float" office:value="24.9151671789606" calcext:value-type="float">
            <text:p>24.915167179</text:p>
          </table:table-cell>
          <table:table-cell office:value-type="float" office:value="5.57075033333333" calcext:value-type="float">
            <text:p>5.570750333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orb2</text:p>
          </table:table-cell>
          <table:table-cell office:value-type="float" office:value="966" calcext:value-type="float">
            <text:p>966</text:p>
          </table:table-cell>
          <table:table-cell office:value-type="float" office:value="1015.23333333333" calcext:value-type="float">
            <text:p>1015.2333333333</text:p>
          </table:table-cell>
          <table:table-cell office:value-type="float" office:value="28.5746779898256" calcext:value-type="float">
            <text:p>28.5746779898</text:p>
          </table:table-cell>
          <table:table-cell office:value-type="float" office:value="22.39003" calcext:value-type="float">
            <text:p>22.3900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orb3</text:p>
          </table:table-cell>
          <table:table-cell office:value-type="float" office:value="1064" calcext:value-type="float">
            <text:p>1064</text:p>
          </table:table-cell>
          <table:table-cell office:value-type="float" office:value="1124.7" calcext:value-type="float">
            <text:p>1124.7</text:p>
          </table:table-cell>
          <table:table-cell office:value-type="float" office:value="39.6334454722271" calcext:value-type="float">
            <text:p>39.6334454722</text:p>
          </table:table-cell>
          <table:table-cell office:value-type="float" office:value="5.53574166666667" calcext:value-type="float">
            <text:p>5.535741666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orb3</text:p>
          </table:table-cell>
          <table:table-cell office:value-type="float" office:value="1204" calcext:value-type="float">
            <text:p>1204</text:p>
          </table:table-cell>
          <table:table-cell office:value-type="float" office:value="1288.63333333333" calcext:value-type="float">
            <text:p>1288.6333333333</text:p>
          </table:table-cell>
          <table:table-cell office:value-type="float" office:value="37.9020521285531" calcext:value-type="float">
            <text:p>37.9020521286</text:p>
          </table:table-cell>
          <table:table-cell office:value-type="float" office:value="21.8588566666667" calcext:value-type="float">
            <text:p>21.8588566667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orb4</text:p>
          </table:table-cell>
          <table:table-cell office:value-type="float" office:value="1019" calcext:value-type="float">
            <text:p>1019</text:p>
          </table:table-cell>
          <table:table-cell office:value-type="float" office:value="1064.43333333333" calcext:value-type="float">
            <text:p>1064.4333333333</text:p>
          </table:table-cell>
          <table:table-cell office:value-type="float" office:value="23.6864002236633" calcext:value-type="float">
            <text:p>23.6864002237</text:p>
          </table:table-cell>
          <table:table-cell office:value-type="float" office:value="5.60448066666667" calcext:value-type="float">
            <text:p>5.604480666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orb4</text:p>
          </table:table-cell>
          <table:table-cell office:value-type="float" office:value="1128" calcext:value-type="float">
            <text:p>1128</text:p>
          </table:table-cell>
          <table:table-cell office:value-type="float" office:value="1176.3" calcext:value-type="float">
            <text:p>1176.3</text:p>
          </table:table-cell>
          <table:table-cell office:value-type="float" office:value="24.3777904385665" calcext:value-type="float">
            <text:p>24.3777904386</text:p>
          </table:table-cell>
          <table:table-cell office:value-type="float" office:value="22.11033" calcext:value-type="float">
            <text:p>22.1103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orb5</text:p>
          </table:table-cell>
          <table:table-cell office:value-type="float" office:value="927" calcext:value-type="float">
            <text:p>927</text:p>
          </table:table-cell>
          <table:table-cell office:value-type="float" office:value="986.366666666667" calcext:value-type="float">
            <text:p>986.3666666667</text:p>
          </table:table-cell>
          <table:table-cell office:value-type="float" office:value="28.7419360671631" calcext:value-type="float">
            <text:p>28.7419360672</text:p>
          </table:table-cell>
          <table:table-cell office:value-type="float" office:value="5.562181" calcext:value-type="float">
            <text:p>5.56218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orb5</text:p>
          </table:table-cell>
          <table:table-cell office:value-type="float" office:value="1024" calcext:value-type="float">
            <text:p>1024</text:p>
          </table:table-cell>
          <table:table-cell office:value-type="float" office:value="1101.7" calcext:value-type="float">
            <text:p>1101.7</text:p>
          </table:table-cell>
          <table:table-cell office:value-type="float" office:value="41.8721466689572" calcext:value-type="float">
            <text:p>41.872146669</text:p>
          </table:table-cell>
          <table:table-cell office:value-type="float" office:value="21.89361" calcext:value-type="float">
            <text:p>21.89361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la29</text:p>
          </table:table-cell>
          <table:table-cell office:value-type="float" office:value="1272" calcext:value-type="float">
            <text:p>1272</text:p>
          </table:table-cell>
          <table:table-cell office:value-type="float" office:value="1333.6" calcext:value-type="float">
            <text:p>1333.6</text:p>
          </table:table-cell>
          <table:table-cell office:value-type="float" office:value="29.6036033842729" calcext:value-type="float">
            <text:p>29.6036033843</text:p>
          </table:table-cell>
          <table:table-cell office:value-type="float" office:value="10.8837833333333" calcext:value-type="float">
            <text:p>10.8837833333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la29</text:p>
          </table:table-cell>
          <table:table-cell office:value-type="float" office:value="1494" calcext:value-type="float">
            <text:p>1494</text:p>
          </table:table-cell>
          <table:table-cell office:value-type="float" office:value="1568.1" calcext:value-type="float">
            <text:p>1568.1</text:p>
          </table:table-cell>
          <table:table-cell office:value-type="float" office:value="33.2368771096203" calcext:value-type="float">
            <text:p>33.2368771096</text:p>
          </table:table-cell>
          <table:table-cell office:value-type="float" office:value="80.6961366666667" calcext:value-type="float">
            <text:p>80.6961366667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mt20</text:p>
          </table:table-cell>
          <table:table-cell office:value-type="float" office:value="1200" calcext:value-type="float">
            <text:p>1200</text:p>
          </table:table-cell>
          <table:table-cell office:value-type="float" office:value="1256.93333333333" calcext:value-type="float">
            <text:p>1256.9333333333</text:p>
          </table:table-cell>
          <table:table-cell office:value-type="float" office:value="25.4465889440783" calcext:value-type="float">
            <text:p>25.4465889441</text:p>
          </table:table-cell>
          <table:table-cell office:value-type="float" office:value="5.52674166666667" calcext:value-type="float">
            <text:p>5.5267416667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mt20</text:p>
          </table:table-cell>
          <table:table-cell office:value-type="float" office:value="1366" calcext:value-type="float">
            <text:p>1366</text:p>
          </table:table-cell>
          <table:table-cell office:value-type="float" office:value="1437.2" calcext:value-type="float">
            <text:p>1437.2</text:p>
          </table:table-cell>
          <table:table-cell office:value-type="float" office:value="31.5345313373557" calcext:value-type="float">
            <text:p>31.5345313374</text:p>
          </table:table-cell>
          <table:table-cell office:value-type="float" office:value="14.4814733333333" calcext:value-type="float">
            <text:p>14.4814733333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abz7</text:p>
          </table:table-cell>
          <table:table-cell office:value-type="float" office:value="728" calcext:value-type="float">
            <text:p>728</text:p>
          </table:table-cell>
          <table:table-cell office:value-type="float" office:value="770.333333333333" calcext:value-type="float">
            <text:p>770.3333333333</text:p>
          </table:table-cell>
          <table:table-cell office:value-type="float" office:value="18.4559535711982" calcext:value-type="float">
            <text:p>18.4559535712</text:p>
          </table:table-cell>
          <table:table-cell office:value-type="float" office:value="17.4518933333333" calcext:value-type="float">
            <text:p>17.4518933333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string" calcext:value-type="string">
            <text:p>abz7</text:p>
          </table:table-cell>
          <table:table-cell office:value-type="float" office:value="910" calcext:value-type="float">
            <text:p>910</text:p>
          </table:table-cell>
          <table:table-cell office:value-type="float" office:value="948.333333333333" calcext:value-type="float">
            <text:p>948.3333333333</text:p>
          </table:table-cell>
          <table:table-cell office:value-type="float" office:value="17.0124137682524" calcext:value-type="float">
            <text:p>17.0124137683</text:p>
          </table:table-cell>
          <table:table-cell office:value-type="float" office:value="255.927133333333" calcext:value-type="float">
            <text:p>255.9271333333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abz8</text:p>
          </table:table-cell>
          <table:table-cell office:value-type="float" office:value="753" calcext:value-type="float">
            <text:p>753</text:p>
          </table:table-cell>
          <table:table-cell office:value-type="float" office:value="778.233333333333" calcext:value-type="float">
            <text:p>778.2333333333</text:p>
          </table:table-cell>
          <table:table-cell office:value-type="float" office:value="15.6326225851227" calcext:value-type="float">
            <text:p>15.6326225851</text:p>
          </table:table-cell>
          <table:table-cell office:value-type="float" office:value="18.2861133333333" calcext:value-type="float">
            <text:p>18.2861133333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string" calcext:value-type="string">
            <text:p>abz8</text:p>
          </table:table-cell>
          <table:table-cell office:value-type="float" office:value="927" calcext:value-type="float">
            <text:p>927</text:p>
          </table:table-cell>
          <table:table-cell office:value-type="float" office:value="977.766666666667" calcext:value-type="float">
            <text:p>977.7666666667</text:p>
          </table:table-cell>
          <table:table-cell office:value-type="float" office:value="21.1150551871302" calcext:value-type="float">
            <text:p>21.1150551871</text:p>
          </table:table-cell>
          <table:table-cell office:value-type="float" office:value="255.6109" calcext:value-type="float">
            <text:p>255.6109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abz9</text:p>
          </table:table-cell>
          <table:table-cell office:value-type="float" office:value="777" calcext:value-type="float">
            <text:p>777</text:p>
          </table:table-cell>
          <table:table-cell office:value-type="float" office:value="812.5" calcext:value-type="float">
            <text:p>812.5</text:p>
          </table:table-cell>
          <table:table-cell office:value-type="float" office:value="21.2222367655564" calcext:value-type="float">
            <text:p>21.2222367656</text:p>
          </table:table-cell>
          <table:table-cell office:value-type="float" office:value="17.8089" calcext:value-type="float">
            <text:p>17.8089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string" calcext:value-type="string">
            <text:p>abz9</text:p>
          </table:table-cell>
          <table:table-cell office:value-type="float" office:value="945" calcext:value-type="float">
            <text:p>945</text:p>
          </table:table-cell>
          <table:table-cell office:value-type="float" office:value="981.2" calcext:value-type="float">
            <text:p>981.2</text:p>
          </table:table-cell>
          <table:table-cell office:value-type="float" office:value="18.4162971305309" calcext:value-type="float">
            <text:p>18.4162971305</text:p>
          </table:table-cell>
          <table:table-cell office:value-type="float" office:value="268.608066666667" calcext:value-type="float">
            <text:p>268.608066666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A</text:p>
          </table:table-cell>
          <table:table-cell office:value-type="string" calcext:value-type="string">
            <text:p>CHC</text:p>
          </table:table-cell>
          <table:table-cell table:number-columns-repeated="14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table:formula="of:=[.F2]" office:value-type="float" office:value="2.185902" calcext:value-type="float">
            <text:p>2.1859</text:p>
          </table:table-cell>
          <table:table-cell table:style-name="ce1" table:formula="of:=[.N2]" office:value-type="float" office:value="3.19500766666667" calcext:value-type="float">
            <text:p>3.1950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table:formula="of:=AVERAGE([.F3:.F7])" office:value-type="float" office:value="3.02700006666667" calcext:value-type="float">
            <text:p>3.0270</text:p>
          </table:table-cell>
          <table:table-cell table:style-name="ce1" table:formula="of:=AVERAGE([.N3:.N7])" office:value-type="float" office:value="4.92917673333333" calcext:value-type="float">
            <text:p>4.9292</text:p>
          </table:table-cell>
          <table:table-cell table:number-columns-repeated="14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table:formula="of:=[.F8]" office:value-type="float" office:value="4.413474" calcext:value-type="float">
            <text:p>4.4135</text:p>
          </table:table-cell>
          <table:table-cell table:style-name="ce1" table:formula="of:=[.N8]" office:value-type="float" office:value="10.2472126666667" calcext:value-type="float">
            <text:p>10.2472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AVERAGE([.F9:.F16])" office:value-type="float" office:value="5.59670816666667" calcext:value-type="float">
            <text:p>5.5967</text:p>
          </table:table-cell>
          <table:table-cell table:style-name="ce1" table:formula="of:=AVERAGE([.N9:.N16])" office:value-type="float" office:value="21.87411125" calcext:value-type="float">
            <text:p>21.8741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table:formula="of:=AVERAGE([.F17:.F18])" office:value-type="float" office:value="8.2052625" calcext:value-type="float">
            <text:p>8.2053</text:p>
          </table:table-cell>
          <table:table-cell table:style-name="ce1" table:formula="of:=AVERAGE([.N17:.N18])" office:value-type="float" office:value="47.588805" calcext:value-type="float">
            <text:p>47.5888</text:p>
          </table:table-cell>
          <table:table-cell table:number-columns-repeated="14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table:formula="of:=AVERAGE([.F19:.F21])" office:value-type="float" office:value="17.8489688888889" calcext:value-type="float">
            <text:p>17.8490</text:p>
          </table:table-cell>
          <table:table-cell table:style-name="ce1" table:formula="of:=AVERAGE([.N20:.N21])" office:value-type="float" office:value="262.109483333333" calcext:value-type="float">
            <text:p>262.1095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23 vs 13CHC</text:p>
          </table:table-cell>
          <table:table-cell table:number-columns-repeated="15"/>
        </table:table-row>
        <table:table-row table:style-name="ro1" table:number-rows-repeated="31">
          <table:table-cell table:number-columns-repeated="17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2" table:number-rows-spanned="1">
            <text:p>Time Average</text:p>
          </table:table-cell>
          <table:covered-table-cell/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Op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CHC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t06</text:p>
          </table:table-cell>
          <table:table-cell office:value-type="float" office:value="36" calcext:value-type="float">
            <text:p>36</text:p>
          </table:table-cell>
          <table:table-cell office:value-type="float" office:value="1.2925" calcext:value-type="float">
            <text:p>1.2925</text:p>
          </table:table-cell>
          <table:table-cell office:value-type="float" office:value="6.48613633333333" calcext:value-type="float">
            <text:p>6.486136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a01</text:p>
          </table:table-cell>
          <table:table-cell office:value-type="float" office:value="50" calcext:value-type="float">
            <text:p>50</text:p>
          </table:table-cell>
          <table:table-cell office:value-type="float" office:value="1.670503" calcext:value-type="float">
            <text:p>1.670503</text:p>
          </table:table-cell>
          <table:table-cell office:value-type="float" office:value="8.96731666666667" calcext:value-type="float">
            <text:p>8.967316666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a02</text:p>
          </table:table-cell>
          <table:table-cell office:value-type="float" office:value="50" calcext:value-type="float">
            <text:p>50</text:p>
          </table:table-cell>
          <table:table-cell office:value-type="float" office:value="1.67902666666667" calcext:value-type="float">
            <text:p>1.6790266667</text:p>
          </table:table-cell>
          <table:table-cell office:value-type="float" office:value="10.438264" calcext:value-type="float">
            <text:p>10.43826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a03</text:p>
          </table:table-cell>
          <table:table-cell office:value-type="float" office:value="50" calcext:value-type="float">
            <text:p>50</text:p>
          </table:table-cell>
          <table:table-cell office:value-type="float" office:value="1.68040633333333" calcext:value-type="float">
            <text:p>1.6804063333</text:p>
          </table:table-cell>
          <table:table-cell office:value-type="float" office:value="10.113682" calcext:value-type="float">
            <text:p>10.11368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a04</text:p>
          </table:table-cell>
          <table:table-cell office:value-type="float" office:value="50" calcext:value-type="float">
            <text:p>50</text:p>
          </table:table-cell>
          <table:table-cell office:value-type="float" office:value="1.67399533333333" calcext:value-type="float">
            <text:p>1.6739953333</text:p>
          </table:table-cell>
          <table:table-cell office:value-type="float" office:value="9.656282" calcext:value-type="float">
            <text:p>9.65628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a05</text:p>
          </table:table-cell>
          <table:table-cell office:value-type="float" office:value="50" calcext:value-type="float">
            <text:p>50</text:p>
          </table:table-cell>
          <table:table-cell office:value-type="float" office:value="1.682632" calcext:value-type="float">
            <text:p>1.682632</text:p>
          </table:table-cell>
          <table:table-cell office:value-type="float" office:value="10.337739" calcext:value-type="float">
            <text:p>10.33773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a06</text:p>
          </table:table-cell>
          <table:table-cell office:value-type="float" office:value="75" calcext:value-type="float">
            <text:p>75</text:p>
          </table:table-cell>
          <table:table-cell office:value-type="float" office:value="2.381599" calcext:value-type="float">
            <text:p>2.381599</text:p>
          </table:table-cell>
          <table:table-cell office:value-type="float" office:value="18.6996366666667" calcext:value-type="float">
            <text:p>18.699636666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bz5</text:p>
          </table:table-cell>
          <table:table-cell office:value-type="float" office:value="100" calcext:value-type="float">
            <text:p>100</text:p>
          </table:table-cell>
          <table:table-cell office:value-type="float" office:value="3.11954366666667" calcext:value-type="float">
            <text:p>3.1195436667</text:p>
          </table:table-cell>
          <table:table-cell office:value-type="float" office:value="49.2275433333333" calcext:value-type="float">
            <text:p>49.22754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bz6</text:p>
          </table:table-cell>
          <table:table-cell office:value-type="float" office:value="100" calcext:value-type="float">
            <text:p>100</text:p>
          </table:table-cell>
          <table:table-cell office:value-type="float" office:value="3.129972" calcext:value-type="float">
            <text:p>3.129972</text:p>
          </table:table-cell>
          <table:table-cell office:value-type="float" office:value="48.7640133333333" calcext:value-type="float">
            <text:p>48.76401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t10</text:p>
          </table:table-cell>
          <table:table-cell office:value-type="float" office:value="100" calcext:value-type="float">
            <text:p>100</text:p>
          </table:table-cell>
          <table:table-cell office:value-type="float" office:value="3.06986233333333" calcext:value-type="float">
            <text:p>3.0698623333</text:p>
          </table:table-cell>
          <table:table-cell office:value-type="float" office:value="45.6402766666667" calcext:value-type="float">
            <text:p>45.640276666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t20</text:p>
          </table:table-cell>
          <table:table-cell office:value-type="float" office:value="100" calcext:value-type="float">
            <text:p>100</text:p>
          </table:table-cell>
          <table:table-cell office:value-type="float" office:value="3.124276" calcext:value-type="float">
            <text:p>3.124276</text:p>
          </table:table-cell>
          <table:table-cell office:value-type="float" office:value="28.9596766666667" calcext:value-type="float">
            <text:p>28.959676666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orb1</text:p>
          </table:table-cell>
          <table:table-cell office:value-type="float" office:value="100" calcext:value-type="float">
            <text:p>100</text:p>
          </table:table-cell>
          <table:table-cell office:value-type="float" office:value="3.079718" calcext:value-type="float">
            <text:p>3.079718</text:p>
          </table:table-cell>
          <table:table-cell office:value-type="float" office:value="44.23654" calcext:value-type="float">
            <text:p>44.2365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orb2</text:p>
          </table:table-cell>
          <table:table-cell office:value-type="float" office:value="100" calcext:value-type="float">
            <text:p>100</text:p>
          </table:table-cell>
          <table:table-cell office:value-type="float" office:value="3.12590666666667" calcext:value-type="float">
            <text:p>3.1259066667</text:p>
          </table:table-cell>
          <table:table-cell office:value-type="float" office:value="56.1990633333333" calcext:value-type="float">
            <text:p>56.19906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orb3</text:p>
          </table:table-cell>
          <table:table-cell office:value-type="float" office:value="100" calcext:value-type="float">
            <text:p>100</text:p>
          </table:table-cell>
          <table:table-cell office:value-type="float" office:value="3.08303933333333" calcext:value-type="float">
            <text:p>3.0830393333</text:p>
          </table:table-cell>
          <table:table-cell office:value-type="float" office:value="49.5982466666667" calcext:value-type="float">
            <text:p>49.598246666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orb4</text:p>
          </table:table-cell>
          <table:table-cell office:value-type="float" office:value="100" calcext:value-type="float">
            <text:p>100</text:p>
          </table:table-cell>
          <table:table-cell office:value-type="float" office:value="3.12808666666667" calcext:value-type="float">
            <text:p>3.1280866667</text:p>
          </table:table-cell>
          <table:table-cell office:value-type="float" office:value="44.28149" calcext:value-type="float">
            <text:p>44.2814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orb5</text:p>
          </table:table-cell>
          <table:table-cell office:value-type="float" office:value="100" calcext:value-type="float">
            <text:p>100</text:p>
          </table:table-cell>
          <table:table-cell office:value-type="float" office:value="3.133871" calcext:value-type="float">
            <text:p>3.133871</text:p>
          </table:table-cell>
          <table:table-cell office:value-type="float" office:value="49.5514666666667" calcext:value-type="float">
            <text:p>49.551466666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a29</text:p>
          </table:table-cell>
          <table:table-cell office:value-type="float" office:value="200" calcext:value-type="float">
            <text:p>200</text:p>
          </table:table-cell>
          <table:table-cell office:value-type="float" office:value="6.14035966666667" calcext:value-type="float">
            <text:p>6.1403596667</text:p>
          </table:table-cell>
          <table:table-cell office:value-type="float" office:value="167.7726" calcext:value-type="float">
            <text:p>167.77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bz7</text:p>
          </table:table-cell>
          <table:table-cell office:value-type="float" office:value="300" calcext:value-type="float">
            <text:p>300</text:p>
          </table:table-cell>
          <table:table-cell office:value-type="float" office:value="9.53266233333333" calcext:value-type="float">
            <text:p>9.5326623333</text:p>
          </table:table-cell>
          <table:table-cell office:value-type="float" office:value="644.401533333333" calcext:value-type="float">
            <text:p>644.4015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bz8</text:p>
          </table:table-cell>
          <table:table-cell office:value-type="float" office:value="300" calcext:value-type="float">
            <text:p>300</text:p>
          </table:table-cell>
          <table:table-cell office:value-type="float" office:value="9.47115633333333" calcext:value-type="float">
            <text:p>9.4711563333</text:p>
          </table:table-cell>
          <table:table-cell office:value-type="float" office:value="564.869433333333" calcext:value-type="float">
            <text:p>564.869433333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bz9</text:p>
          </table:table-cell>
          <table:table-cell office:value-type="float" office:value="300" calcext:value-type="float">
            <text:p>300</text:p>
          </table:table-cell>
          <table:table-cell office:value-type="float" office:value="9.49783166666667" calcext:value-type="float">
            <text:p>9.4978316667</text:p>
          </table:table-cell>
          <table:table-cell office:value-type="float" office:value="544.017866666667" calcext:value-type="float">
            <text:p>544.0178666667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GA</text:p>
          </table:table-cell>
          <table:table-cell office:value-type="string" calcext:value-type="string">
            <text:p>CHC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formula="of:=[.D64]" office:value-type="float" office:value="1.2925" calcext:value-type="float">
            <text:p>1.2925</text:p>
          </table:table-cell>
          <table:table-cell table:formula="of:=[.E64]" office:value-type="float" office:value="6.48613633333333" calcext:value-type="float">
            <text:p>6.486136333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formula="of:=AVERAGE([.D65:.D69])" office:value-type="float" office:value="1.67731266666667" calcext:value-type="float">
            <text:p>1.6773126667</text:p>
          </table:table-cell>
          <table:table-cell table:formula="of:=AVERAGE([.E65:.E69])" office:value-type="float" office:value="9.90265673333333" calcext:value-type="float">
            <text:p>9.902656733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table:formula="of:=[.D70]" office:value-type="float" office:value="2.381599" calcext:value-type="float">
            <text:p>2.381599</text:p>
          </table:table-cell>
          <table:table-cell table:formula="of:=[.E70]" office:value-type="float" office:value="18.6996366666667" calcext:value-type="float">
            <text:p>18.699636666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formula="of:=AVERAGE([.D71:.D79])" office:value-type="float" office:value="3.11047507407407" calcext:value-type="float">
            <text:p>3.1104750741</text:p>
          </table:table-cell>
          <table:table-cell table:formula="of:=AVERAGE([.E71:.E79])" office:value-type="float" office:value="46.2731462962963" calcext:value-type="float">
            <text:p>46.273146296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table:formula="of:=[.D80]" office:value-type="float" office:value="6.14035966666667" calcext:value-type="float">
            <text:p>6.1403596667</text:p>
          </table:table-cell>
          <table:table-cell table:formula="of:=[.E80]" office:value-type="float" office:value="167.7726" calcext:value-type="float">
            <text:p>167.772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table:formula="of:=AVERAGE([.D81:.D83])" office:value-type="float" office:value="9.50055011111111" calcext:value-type="float">
            <text:p>9.5005501111</text:p>
          </table:table-cell>
          <table:table-cell table:formula="of:=AVERAGE([.E81:.E83])" office:value-type="float" office:value="584.429611111111" calcext:value-type="float">
            <text:p>584.4296111111</text:p>
          </table:table-cell>
          <table:table-cell table:number-columns-repeated="12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abz5</text:p>
          </table:table-cell>
          <table:table-cell office:value-type="string" calcext:value-type="string">
            <text:p>&amp;</text:p>
          </table:table-cell>
          <table:table-cell/>
          <table:table-cell office:value-type="float" office:value="1234" calcext:value-type="float">
            <text:p>1234</text:p>
          </table:table-cell>
          <table:table-cell office:value-type="string" calcext:value-type="string">
            <text:p>&amp;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&amp;</text:p>
          </table:table-cell>
          <table:table-cell office:value-type="float" office:value="1417.4" calcext:value-type="float">
            <text:p>1417.4</text:p>
          </table:table-cell>
          <table:table-cell office:value-type="string" calcext:value-type="string">
            <text:p>&amp;</text:p>
          </table:table-cell>
          <table:table-cell office:value-type="float" office:value="20.9914268214431" calcext:value-type="float">
            <text:p>20.9914268214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0.2817552372572761&amp;$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tabularnewline</text:p>
          </table:table-cell>
        </table:table-row>
        <table:table-row table:style-name="ro1">
          <table:table-cell office:value-type="string" calcext:value-type="string">
            <text:p>abz6</text:p>
          </table:table-cell>
          <table:table-cell office:value-type="string" calcext:value-type="string">
            <text:p>&amp;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string" calcext:value-type="string">
            <text:p>&amp;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&amp;</text:p>
          </table:table-cell>
          <table:table-cell office:value-type="float" office:value="1014.3" calcext:value-type="float">
            <text:p>1014.3</text:p>
          </table:table-cell>
          <table:table-cell office:value-type="string" calcext:value-type="string">
            <text:p>&amp;</text:p>
          </table:table-cell>
          <table:table-cell office:value-type="float" office:value="20.5591017962037" calcext:value-type="float">
            <text:p>20.5591017962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0.2821945590900259&amp;$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tabularnewline</text:p>
          </table:table-cell>
        </table:table-row>
        <table:table-row table:style-name="ro1">
          <table:table-cell office:value-type="string" calcext:value-type="string">
            <text:p>abz7</text:p>
          </table:table-cell>
          <table:table-cell office:value-type="string" calcext:value-type="string">
            <text:p>&amp;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string" calcext:value-type="string">
            <text:p>&amp;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&amp;</text:p>
          </table:table-cell>
          <table:table-cell office:value-type="float" office:value="927.433333333333" calcext:value-type="float">
            <text:p>927.4333333333</text:p>
          </table:table-cell>
          <table:table-cell office:value-type="string" calcext:value-type="string">
            <text:p>&amp;</text:p>
          </table:table-cell>
          <table:table-cell office:value-type="float" office:value="14.7437745807812" calcext:value-type="float">
            <text:p>14.7437745808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0.285129758723302&amp;$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tabularnewline</text:p>
          </table:table-cell>
        </table:table-row>
        <table:table-row table:style-name="ro1">
          <table:table-cell office:value-type="string" calcext:value-type="string">
            <text:p>abz8</text:p>
          </table:table-cell>
          <table:table-cell office:value-type="string" calcext:value-type="string">
            <text:p>&amp;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string" calcext:value-type="string">
            <text:p>&amp;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&amp;</text:p>
          </table:table-cell>
          <table:table-cell office:value-type="float" office:value="943.666666666667" calcext:value-type="float">
            <text:p>943.6666666667</text:p>
          </table:table-cell>
          <table:table-cell office:value-type="string" calcext:value-type="string">
            <text:p>&amp;</text:p>
          </table:table-cell>
          <table:table-cell office:value-type="float" office:value="17.6206949036889" calcext:value-type="float">
            <text:p>17.6206949037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0.2841986542045734&amp;$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tabularnewline</text:p>
          </table:table-cell>
        </table:table-row>
        <table:table-row table:style-name="ro1">
          <table:table-cell office:value-type="string" calcext:value-type="string">
            <text:p>abz9</text:p>
          </table:table-cell>
          <table:table-cell office:value-type="string" calcext:value-type="string">
            <text:p>&amp;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string" calcext:value-type="string">
            <text:p>&amp;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&amp;</text:p>
          </table:table-cell>
          <table:table-cell office:value-type="float" office:value="953.433333333333" calcext:value-type="float">
            <text:p>953.4333333333</text:p>
          </table:table-cell>
          <table:table-cell office:value-type="string" calcext:value-type="string">
            <text:p>&amp;</text:p>
          </table:table-cell>
          <table:table-cell office:value-type="float" office:value="14.8451638215578" calcext:value-type="float">
            <text:p>14.8451638216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0.2733026237359817&amp;$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tabularnewline</text:p>
          </table:table-cell>
        </table:table-row>
        <table:table-row table:style-name="ro1">
          <table:table-cell office:value-type="string" calcext:value-type="string">
            <text:p>la01</text:p>
          </table:table-cell>
          <table:table-cell office:value-type="string" calcext:value-type="string">
            <text:p>&amp;</text:p>
          </table:table-cell>
          <table:table-cell/>
          <table:table-cell office:value-type="float" office:value="666" calcext:value-type="float">
            <text:p>666</text:p>
          </table:table-cell>
          <table:table-cell office:value-type="string" calcext:value-type="string">
            <text:p>&amp;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&amp;</text:p>
          </table:table-cell>
          <table:table-cell office:value-type="float" office:value="694.4" calcext:value-type="float">
            <text:p>694.4</text:p>
          </table:table-cell>
          <table:table-cell office:value-type="string" calcext:value-type="string">
            <text:p>&amp;</text:p>
          </table:table-cell>
          <table:table-cell office:value-type="float" office:value="5.35163526410386" calcext:value-type="float">
            <text:p>5.3516352641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0.1768929719512915&amp;$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tabularnewline</text:p>
          </table:table-cell>
        </table:table-row>
        <table:table-row table:style-name="ro1">
          <table:table-cell office:value-type="string" calcext:value-type="string">
            <text:p>la02</text:p>
          </table:table-cell>
          <table:table-cell office:value-type="string" calcext:value-type="string">
            <text:p>&amp;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string" calcext:value-type="string">
            <text:p>&amp;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&amp;</text:p>
          </table:table-cell>
          <table:table-cell office:value-type="float" office:value="675.366666666667" calcext:value-type="float">
            <text:p>675.3666666667</text:p>
          </table:table-cell>
          <table:table-cell office:value-type="string" calcext:value-type="string">
            <text:p>&amp;</text:p>
          </table:table-cell>
          <table:table-cell office:value-type="float" office:value="14.112602720815" calcext:value-type="float">
            <text:p>14.1126027208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0.2448953732690008&amp;$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tabularnewline</text:p>
          </table:table-cell>
        </table:table-row>
        <table:table-row table:style-name="ro1">
          <table:table-cell office:value-type="string" calcext:value-type="string">
            <text:p>la03</text:p>
          </table:table-cell>
          <table:table-cell office:value-type="string" calcext:value-type="string">
            <text:p>&amp;</text:p>
          </table:table-cell>
          <table:table-cell/>
          <table:table-cell office:value-type="float" office:value="597" calcext:value-type="float">
            <text:p>597</text:p>
          </table:table-cell>
          <table:table-cell office:value-type="string" calcext:value-type="string">
            <text:p>&amp;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&amp;</text:p>
          </table:table-cell>
          <table:table-cell office:value-type="float" office:value="639.433333333333" calcext:value-type="float">
            <text:p>639.4333333333</text:p>
          </table:table-cell>
          <table:table-cell office:value-type="string" calcext:value-type="string">
            <text:p>&amp;</text:p>
          </table:table-cell>
          <table:table-cell office:value-type="float" office:value="10.575705912872" calcext:value-type="float">
            <text:p>10.5757059129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0.2333965556217912&amp;$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tabularnewline</text:p>
          </table:table-cell>
        </table:table-row>
        <table:table-row table:style-name="ro1">
          <table:table-cell office:value-type="string" calcext:value-type="string">
            <text:p>la04</text:p>
          </table:table-cell>
          <table:table-cell office:value-type="string" calcext:value-type="string">
            <text:p>&amp;</text:p>
          </table:table-cell>
          <table:table-cell/>
          <table:table-cell office:value-type="float" office:value="590" calcext:value-type="float">
            <text:p>590</text:p>
          </table:table-cell>
          <table:table-cell office:value-type="string" calcext:value-type="string">
            <text:p>&amp;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&amp;</text:p>
          </table:table-cell>
          <table:table-cell office:value-type="float" office:value="635.966666666667" calcext:value-type="float">
            <text:p>635.9666666667</text:p>
          </table:table-cell>
          <table:table-cell office:value-type="string" calcext:value-type="string">
            <text:p>&amp;</text:p>
          </table:table-cell>
          <table:table-cell office:value-type="float" office:value="18.3656987040757" calcext:value-type="float">
            <text:p>18.3656987041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0.2659244806082467&amp;$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tabularnewline</text:p>
          </table:table-cell>
        </table:table-row>
        <table:table-row table:style-name="ro1">
          <table:table-cell office:value-type="string" calcext:value-type="string">
            <text:p>la05</text:p>
          </table:table-cell>
          <table:table-cell office:value-type="string" calcext:value-type="string">
            <text:p>&amp;</text:p>
          </table:table-cell>
          <table:table-cell/>
          <table:table-cell office:value-type="float" office:value="593" calcext:value-type="float">
            <text:p>593</text:p>
          </table:table-cell>
          <table:table-cell office:value-type="string" calcext:value-type="string">
            <text:p>&amp;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&amp;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&amp;$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tabularnewline</text:p>
          </table:table-cell>
        </table:table-row>
        <table:table-row table:style-name="ro1">
          <table:table-cell office:value-type="string" calcext:value-type="string">
            <text:p>la06</text:p>
          </table:table-cell>
          <table:table-cell office:value-type="string" calcext:value-type="string">
            <text:p>&amp;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string" calcext:value-type="string">
            <text:p>&amp;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&amp;</text:p>
          </table:table-cell>
          <table:table-cell office:value-type="float" office:value="926.466666666667" calcext:value-type="float">
            <text:p>926.4666666667</text:p>
          </table:table-cell>
          <table:table-cell office:value-type="string" calcext:value-type="string">
            <text:p>&amp;</text:p>
          </table:table-cell>
          <table:table-cell office:value-type="float" office:value="1.02415276638248" calcext:value-type="float">
            <text:p>1.0241527664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0.1909437361052083&amp;$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tabularnewline</text:p>
          </table:table-cell>
        </table:table-row>
        <table:table-row table:style-name="ro1">
          <table:table-cell office:value-type="string" calcext:value-type="string">
            <text:p>la29</text:p>
          </table:table-cell>
          <table:table-cell office:value-type="string" calcext:value-type="string">
            <text:p>&amp;</text:p>
          </table:table-cell>
          <table:table-cell/>
          <table:table-cell office:value-type="float" office:value="1153" calcext:value-type="float">
            <text:p>1153</text:p>
          </table:table-cell>
          <table:table-cell office:value-type="string" calcext:value-type="string">
            <text:p>&amp;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&amp;</text:p>
          </table:table-cell>
          <table:table-cell office:value-type="float" office:value="1515.36666666667" calcext:value-type="float">
            <text:p>1515.3666666667</text:p>
          </table:table-cell>
          <table:table-cell office:value-type="string" calcext:value-type="string">
            <text:p>&amp;</text:p>
          </table:table-cell>
          <table:table-cell office:value-type="float" office:value="29.3365339163" calcext:value-type="float">
            <text:p>29.3365339163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0.2760115508302508&amp;$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tabularnewline</text:p>
          </table:table-cell>
        </table:table-row>
        <table:table-row table:style-name="ro1">
          <table:table-cell office:value-type="string" calcext:value-type="string">
            <text:p>mt06</text:p>
          </table:table-cell>
          <table:table-cell office:value-type="string" calcext:value-type="string">
            <text:p>&amp;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&amp;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&amp;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&amp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&amp;$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tabularnewline</text:p>
          </table:table-cell>
        </table:table-row>
        <table:table-row table:style-name="ro1">
          <table:table-cell office:value-type="string" calcext:value-type="string">
            <text:p>mt10</text:p>
          </table:table-cell>
          <table:table-cell office:value-type="string" calcext:value-type="string">
            <text:p>&amp;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string" calcext:value-type="string">
            <text:p>&amp;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&amp;</text:p>
          </table:table-cell>
          <table:table-cell office:value-type="float" office:value="1123.13333333333" calcext:value-type="float">
            <text:p>1123.1333333333</text:p>
          </table:table-cell>
          <table:table-cell office:value-type="string" calcext:value-type="string">
            <text:p>&amp;</text:p>
          </table:table-cell>
          <table:table-cell office:value-type="float" office:value="23.9620997039538" calcext:value-type="float">
            <text:p>23.962099704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0.276362351548414&amp;$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tabularnewline</text:p>
          </table:table-cell>
        </table:table-row>
        <table:table-row table:style-name="ro1">
          <table:table-cell office:value-type="string" calcext:value-type="string">
            <text:p>mt20</text:p>
          </table:table-cell>
          <table:table-cell office:value-type="string" calcext:value-type="string">
            <text:p>&amp;</text:p>
          </table:table-cell>
          <table:table-cell/>
          <table:table-cell office:value-type="float" office:value="1165" calcext:value-type="float">
            <text:p>1165</text:p>
          </table:table-cell>
          <table:table-cell office:value-type="string" calcext:value-type="string">
            <text:p>&amp;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&amp;</text:p>
          </table:table-cell>
          <table:table-cell office:value-type="float" office:value="1407.96666666667" calcext:value-type="float">
            <text:p>1407.9666666667</text:p>
          </table:table-cell>
          <table:table-cell office:value-type="string" calcext:value-type="string">
            <text:p>&amp;</text:p>
          </table:table-cell>
          <table:table-cell office:value-type="float" office:value="26.2798824621082" calcext:value-type="float">
            <text:p>26.2798824621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0.2841844267797465&amp;$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tabularnewline</text:p>
          </table:table-cell>
        </table:table-row>
        <table:table-row table:style-name="ro1">
          <table:table-cell office:value-type="string" calcext:value-type="string">
            <text:p>orb1</text:p>
          </table:table-cell>
          <table:table-cell office:value-type="string" calcext:value-type="string">
            <text:p>&amp;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string" calcext:value-type="string">
            <text:p>&amp;</text:p>
          </table:table-cell>
          <table:table-cell office:value-type="float" office:value="1195" calcext:value-type="float">
            <text:p>1195</text:p>
          </table:table-cell>
          <table:table-cell office:value-type="string" calcext:value-type="string">
            <text:p>&amp;</text:p>
          </table:table-cell>
          <table:table-cell office:value-type="float" office:value="1264.33333333333" calcext:value-type="float">
            <text:p>1264.3333333333</text:p>
          </table:table-cell>
          <table:table-cell office:value-type="string" calcext:value-type="string">
            <text:p>&amp;</text:p>
          </table:table-cell>
          <table:table-cell office:value-type="float" office:value="31.7756021011229" calcext:value-type="float">
            <text:p>31.7756021011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0.2815927059163913&amp;$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tabularnewline</text:p>
          </table:table-cell>
        </table:table-row>
        <table:table-row table:style-name="ro1">
          <table:table-cell office:value-type="string" calcext:value-type="string">
            <text:p>orb2</text:p>
          </table:table-cell>
          <table:table-cell office:value-type="string" calcext:value-type="string">
            <text:p>&amp;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string" calcext:value-type="string">
            <text:p>&amp;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&amp;</text:p>
          </table:table-cell>
          <table:table-cell office:value-type="float" office:value="987.8" calcext:value-type="float">
            <text:p>987.8</text:p>
          </table:table-cell>
          <table:table-cell office:value-type="string" calcext:value-type="string">
            <text:p>&amp;</text:p>
          </table:table-cell>
          <table:table-cell office:value-type="float" office:value="27.3829630731714" calcext:value-type="float">
            <text:p>27.3829630732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0.282616927474555&amp;$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tabularnewline</text:p>
          </table:table-cell>
        </table:table-row>
        <table:table-row table:style-name="ro1">
          <table:table-cell office:value-type="string" calcext:value-type="string">
            <text:p>orb3</text:p>
          </table:table-cell>
          <table:table-cell office:value-type="string" calcext:value-type="string">
            <text:p>&amp;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string" calcext:value-type="string">
            <text:p>&amp;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&amp;</text:p>
          </table:table-cell>
          <table:table-cell office:value-type="float" office:value="1250.16666666667" calcext:value-type="float">
            <text:p>1250.1666666667</text:p>
          </table:table-cell>
          <table:table-cell office:value-type="string" calcext:value-type="string">
            <text:p>&amp;</text:p>
          </table:table-cell>
          <table:table-cell office:value-type="float" office:value="31.4389178496264" calcext:value-type="float">
            <text:p>31.4389178496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0.2770981720278963&amp;$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tabularnewline</text:p>
          </table:table-cell>
        </table:table-row>
        <table:table-row table:style-name="ro1">
          <table:table-cell office:value-type="string" calcext:value-type="string">
            <text:p>orb4</text:p>
          </table:table-cell>
          <table:table-cell office:value-type="string" calcext:value-type="string">
            <text:p>&amp;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string" calcext:value-type="string">
            <text:p>&amp;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&amp;</text:p>
          </table:table-cell>
          <table:table-cell office:value-type="float" office:value="1147.7" calcext:value-type="float">
            <text:p>1147.7</text:p>
          </table:table-cell>
          <table:table-cell office:value-type="string" calcext:value-type="string">
            <text:p>&amp;</text:p>
          </table:table-cell>
          <table:table-cell office:value-type="float" office:value="16.2114157308978" calcext:value-type="float">
            <text:p>16.2114157309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0.2686378581791403&amp;$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tabularnewline</text:p>
          </table:table-cell>
        </table:table-row>
        <table:table-row table:style-name="ro1">
          <table:table-cell office:value-type="string" calcext:value-type="string">
            <text:p>orb5</text:p>
          </table:table-cell>
          <table:table-cell office:value-type="string" calcext:value-type="string">
            <text:p>&amp;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string" calcext:value-type="string">
            <text:p>&amp;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&amp;</text:p>
          </table:table-cell>
          <table:table-cell office:value-type="float" office:value="1066.06666666667" calcext:value-type="float">
            <text:p>1066.0666666667</text:p>
          </table:table-cell>
          <table:table-cell office:value-type="string" calcext:value-type="string">
            <text:p>&amp;</text:p>
          </table:table-cell>
          <table:table-cell office:value-type="float" office:value="29.8964137574318" calcext:value-type="float">
            <text:p>29.8964137574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0.2718646404790723&amp;$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tabularnewline</text:p>
          </table:table-cell>
        </table:table-row>
      </table:table>
      <table:named-expressions/>
      <table:database-ranges>
        <table:database-range table:name="__Anonymous_Sheet_DB__0" table:target-range-address="Sheet1.B64:Sheet1.E83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0" number:min-integer-digits="3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8">00/00/0000</text:date>, <text:time style:data-style-name="N2" text:time-value="15:14:59.1334676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7T00:51:12.719547759</meta:creation-date>
    <dc:date>2014-10-08T15:28:33.108695083</dc:date>
    <meta:editing-duration>PT1H24M33S</meta:editing-duration>
    <meta:editing-cycles>14</meta:editing-cycles>
    <meta:generator>LibreOffice/4.2.6.3$Linux_X86_64 LibreOffice_project/420m0$Build-3</meta:generator>
    <meta:document-statistic meta:table-count="1" meta:cell-count="66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tacked="true"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1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2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22">
      <style:chart-properties chart:symbol-type="named-symbol" chart:symbol-name="diamond" chart:symbol-width="0.25cm" chart:symbol-height="0.25cm" chart:link-data-style-to-source="false" chart:data-label-number="value" chart:data-label-text="false" chart:data-label-symbol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12.731cm" xlink:href=".." xlink:type="simple" chart:class="chart:line" chart:style-name="ch1">
        <chart:legend chart:legend-position="end" svg:x="13.942cm" svg:y="5.817cm" style:legend-expansion="high" chart:style-name="ch2"/>
        <chart:plot-area chart:style-name="ch3" table:cell-range-address="Sheet1.A23:Sheet1.C28 Sheet1.B22:Sheet1.C22" chart:data-source-has-labels="both" svg:x="1.331cm" svg:y="1.151cm" svg:width="11.971cm" svg:height="10.345cm">
          <chartooo:coordinate-region svg:x="3.17cm" svg:y="1.351cm" svg:width="9.852cm" svg:height="9.498cm"/>
          <chart:axis chart:dimension="x" chart:name="primary-x" chart:style-name="ch4" chartooo:axis-type="auto">
            <chartooo:date-scale/>
            <chart:title svg:x="6.465cm" svg:y="11.75cm" chart:style-name="ch5">
              <text:p>Operations</text:p>
            </chart:title>
            <chart:categories table:cell-range-address="Sheet1.A23:Sheet1.A28"/>
          </chart:axis>
          <chart:axis chart:dimension="y" chart:name="primary-y" chart:style-name="ch6">
            <chart:title svg:x="0.451cm" svg:y="6.909cm" chart:style-name="ch7">
              <text:p>Time(s)</text:p>
            </chart:title>
            <chart:grid chart:style-name="ch8" chart:class="major"/>
          </chart:axis>
          <chart:series chart:style-name="ch9" chart:values-cell-range-address="Sheet1.B23:Sheet1.B28" chart:label-cell-address="Sheet1.B22:Sheet1.B22" chart:class="chart:line">
            <chart:data-point chart:repeated="6"/>
          </chart:series>
          <chart:series chart:style-name="ch10" chart:values-cell-range-address="Sheet1.C23:Sheet1.C28" chart:label-cell-address="Sheet1.C22:Sheet1.C22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</text:p>
                <draw:g>
                  <svg:desc>Sheet1.B22:Sheet1.B22</svg:desc>
                </draw:g>
              </table:table-cell>
              <table:table-cell office:value-type="string">
                <text:p>CHC</text:p>
                <draw:g>
                  <svg:desc>Sheet1.C22:Sheet1.C22</svg:desc>
                </draw:g>
              </table:table-cell>
            </table:table-row>
          </table:table-header-rows>
          <table:table-rows>
            <table:table-row>
              <table:table-cell office:value-type="float" office:value="36">
                <text:p>40</text:p>
                <draw:g>
                  <svg:desc>Sheet1.A23:Sheet1.A28</svg:desc>
                </draw:g>
              </table:table-cell>
              <table:table-cell office:value-type="float" office:value="2.185902">
                <text:p>2.185902</text:p>
                <draw:g>
                  <svg:desc>Sheet1.B23:Sheet1.B28</svg:desc>
                </draw:g>
              </table:table-cell>
              <table:table-cell office:value-type="float" office:value="3.19500766666667">
                <text:p>3.19500766666667</text:p>
                <draw:g>
                  <svg:desc>Sheet1.C23:Sheet1.C28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.02700006666667">
                <text:p>3.02700006666667</text:p>
              </table:table-cell>
              <table:table-cell office:value-type="float" office:value="4.92917673333333">
                <text:p>4.9291767333333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4.413474">
                <text:p>4.413474</text:p>
              </table:table-cell>
              <table:table-cell office:value-type="float" office:value="10.2472126666667">
                <text:p>10.247212666666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.59670816666667">
                <text:p>5.59670816666667</text:p>
              </table:table-cell>
              <table:table-cell office:value-type="float" office:value="21.87411125">
                <text:p>21.8741112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8.2052625">
                <text:p>8.2052625</text:p>
              </table:table-cell>
              <table:table-cell office:value-type="float" office:value="47.588805">
                <text:p>47.58880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7.8489688888889">
                <text:p>17.8489688888889</text:p>
              </table:table-cell>
              <table:table-cell office:value-type="float" office:value="262.109483333333">
                <text:p>262.10948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2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22">
      <style:chart-properties chart:symbol-type="named-symbol" chart:symbol-name="diamond" chart:symbol-width="0.25cm" chart:symbol-height="0.25cm" chart:link-data-style-to-source="false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33cm" svg:height="11.131cm" xlink:href=".." xlink:type="simple" chart:class="chart:scatter" chart:column-mapping="0 1" chart:style-name="ch1">
        <chart:legend svg:x="15.431cm" svg:y="1.547cm" style:legend-expansion="custom" chartooo:width="4.601cm" chartooo:height="2.587cm" style:legend-expansion-aspect-ratio="1.77850792423657" chart:style-name="ch2"/>
        <chart:plot-area chart:style-name="ch3" table:cell-range-address="Sheet1.C86:Sheet1.E91 Sheet1.D85:Sheet1.E85" chart:data-source-has-labels="both" svg:x="1.556cm" svg:y="1.1cm" svg:width="14.302cm" svg:height="7.65cm">
          <chartooo:coordinate-region svg:x="2.548cm" svg:y="1.299cm" svg:width="13.03cm" svg:height="6.804cm"/>
          <chart:axis chart:dimension="x" chart:name="primary-x" chart:style-name="ch4" chartooo:axis-type="auto">
            <chart:title svg:x="7.856cm" svg:y="8.972cm" chart:style-name="ch5">
              <text:p>Operations</text:p>
            </chart:title>
            <chart:categories table:cell-range-address="Sheet1.C86:Sheet1.C91"/>
          </chart:axis>
          <chart:axis chart:dimension="y" chart:name="primary-y" chart:style-name="ch6">
            <chart:title svg:x="0.596cm" svg:y="5.511cm" chart:style-name="ch7">
              <text:p>Time(s)</text:p>
            </chart:title>
            <chart:grid chart:style-name="ch8" chart:class="major"/>
          </chart:axis>
          <chart:series chart:style-name="ch9" chart:values-cell-range-address="Sheet1.D86:Sheet1.D91" chart:label-cell-address="Sheet1.D85:Sheet1.D85" chart:class="chart:scatter">
            <chart:domain table:cell-range-address="Sheet1.C86:Sheet1.C91"/>
            <chart:regression-curve chart:style-name="ch10">
              <chart:equation chart:display-equation="true" chart:display-r-square="false" svg:x="5.358cm" svg:y="10.277cm"/>
            </chart:regression-curve>
            <chart:data-point chart:repeated="6"/>
          </chart:series>
          <chart:series chart:style-name="ch11" chart:values-cell-range-address="Sheet1.E86:Sheet1.E91" chart:label-cell-address="Sheet1.E85:Sheet1.E85" chart:class="chart:scatter">
            <chart:regression-curve chart:style-name="ch12">
              <chart:equation chart:display-equation="true" chart:display-r-square="false" svg:x="5.358cm" svg:y="9.628cm"/>
            </chart:regression-curve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GA</text:p>
                <draw:g>
                  <svg:desc>Sheet1.D85:Sheet1.D85</svg:desc>
                </draw:g>
              </table:table-cell>
              <table:table-cell office:value-type="string">
                <text:p>CHC</text:p>
                <draw:g>
                  <svg:desc>Sheet1.E85:Sheet1.E85</svg:desc>
                </draw:g>
              </table:table-cell>
            </table:table-row>
          </table:table-header-rows>
          <table:table-rows>
            <table:table-row>
              <table:table-cell office:value-type="float" office:value="36">
                <text:p>40</text:p>
                <draw:g>
                  <svg:desc>Sheet1.C86:Sheet1.C91</svg:desc>
                </draw:g>
              </table:table-cell>
              <table:table-cell office:value-type="float" office:value="36">
                <text:p>36</text:p>
                <draw:g>
                  <svg:desc>Sheet1.C86:Sheet1.C91</svg:desc>
                </draw:g>
              </table:table-cell>
              <table:table-cell office:value-type="float" office:value="1.2925">
                <text:p>1.2925</text:p>
                <draw:g>
                  <svg:desc>Sheet1.D86:Sheet1.D91</svg:desc>
                </draw:g>
              </table:table-cell>
              <table:table-cell office:value-type="float" office:value="6.48613633333333">
                <text:p>6.48613633333333</text:p>
                <draw:g>
                  <svg:desc>Sheet1.E86:Sheet1.E91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67731266666667">
                <text:p>1.67731266666667</text:p>
              </table:table-cell>
              <table:table-cell office:value-type="float" office:value="9.90265673333333">
                <text:p>9.9026567333333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2.381599">
                <text:p>2.381599</text:p>
              </table:table-cell>
              <table:table-cell office:value-type="float" office:value="18.6996366666667">
                <text:p>18.699636666666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.11047507407407">
                <text:p>3.11047507407407</text:p>
              </table:table-cell>
              <table:table-cell office:value-type="float" office:value="46.2731462962963">
                <text:p>46.273146296296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6.14035966666667">
                <text:p>6.14035966666667</text:p>
              </table:table-cell>
              <table:table-cell office:value-type="float" office:value="167.7726">
                <text:p>167.772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9.50055011111111">
                <text:p>9.50055011111111</text:p>
              </table:table-cell>
              <table:table-cell office:value-type="float" office:value="584.429611111111">
                <text:p>584.4296111111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